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7730000026E7BC99B7C.png"/>
  <manifest:file-entry manifest:media-type="image/png" manifest:full-path="Pictures/100000000000076E000002A8053BC697.png"/>
  <manifest:file-entry manifest:media-type="image/png" manifest:full-path="Pictures/10000000000003BF0000027307DD6A5A.png"/>
  <manifest:file-entry manifest:media-type="image/png" manifest:full-path="Pictures/1000000000000770000002E2DF61D8AD.png"/>
  <manifest:file-entry manifest:media-type="image/png" manifest:full-path="Pictures/1000000000000560000002D804B9940B.png"/>
  <manifest:file-entry manifest:media-type="image/png" manifest:full-path="Pictures/10000000000004E40000021515F657AF.png"/>
  <manifest:file-entry manifest:media-type="image/png" manifest:full-path="Pictures/100000000000076F0000030BF696D5A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6.077cm" draw:z-index="0"><draw:image xlink:href="Pictures/100000000000076E000002A8053BC697.png" xlink:type="simple" xlink:show="embed" xlink:actuate="onLoad"/></draw:frame></text:p>
      <text:p text:style-name="Standard"><draw:frame draw:style-name="fr1" draw:name="figura2" text:anchor-type="paragraph" svg:width="17cm" svg:height="7.237cm" draw:z-index="1"><draw:image xlink:href="Pictures/10000000000004E40000021515F657AF.png" xlink:type="simple" xlink:show="embed" xlink:actuate="onLoad"/></draw:frame></text:p>
      <text:p text:style-name="Standard"/>
      <text:p text:style-name="Standard"><draw:frame draw:style-name="fr1" draw:name="figura3" text:anchor-type="paragraph" svg:width="17cm" svg:height="5.544cm" draw:z-index="2"><draw:image xlink:href="Pictures/10000000000007730000026E7BC99B7C.png" xlink:type="simple" xlink:show="embed" xlink:actuate="onLoad"/></draw:frame></text:p>
      <text:p text:style-name="Standard"/>
      <text:p text:style-name="Standard"><draw:frame draw:style-name="fr2" draw:name="figura4" text:anchor-type="paragraph" svg:width="17cm" svg:height="8.994cm" draw:z-index="3"><draw:image xlink:href="Pictures/1000000000000560000002D804B9940B.png" xlink:type="simple" xlink:show="embed" xlink:actuate="onLoad"/></draw:frame><text:soft-page-break/></text:p>
      <text:p text:style-name="Standard"/>
      <text:p text:style-name="Standard"><draw:frame draw:style-name="fr1" draw:name="figura5" text:anchor-type="paragraph" svg:width="17cm" svg:height="6.959cm" draw:z-index="4"><draw:image xlink:href="Pictures/100000000000076F0000030BF696D5A9.png" xlink:type="simple" xlink:show="embed" xlink:actuate="onLoad"/></draw:frame></text:p>
      <text:p text:style-name="Standard"><draw:frame draw:style-name="fr1" draw:name="figura6" text:anchor-type="paragraph" svg:width="17cm" svg:height="6.588cm" draw:z-index="5"><draw:image xlink:href="Pictures/1000000000000770000002E2DF61D8AD.png" xlink:type="simple" xlink:show="embed" xlink:actuate="onLoad"/></draw:frame></text:p>
      <text:p text:style-name="Standard"><draw:frame draw:style-name="fr2" draw:name="figura7" text:anchor-type="paragraph" svg:width="17cm" svg:height="11.114cm" draw:z-index="6"><draw:image xlink:href="Pictures/10000000000003BF0000027307DD6A5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03-07T11:53:53.26</meta:creation-date>
    <meta:document-statistic meta:table-count="0" meta:image-count="7" meta:object-count="0" meta:page-count="3" meta:paragraph-count="0" meta:word-count="0" meta:character-count="0"/>
    <dc:date>2018-03-07T13:18:15.63</dc:date>
    <meta:editing-duration>PT01H09M10S</meta:editing-duration>
    <meta:editing-cycles>1</meta:editing-cycles>
    <meta:generator>BrOffice.org/3.2$Win32 OpenOffice.org_project/320m12$Build-9483</meta:generator>
  </office:meta>
</office:document-meta>
</file>